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office:automatic-styles>
  <office:body>
    <office:text>
      <text:h text:style-name="Title">Early</text:h>
      <text:p text:style-name="Text_20_body"><text:span text:style-name="T1">YOU</text:span><text:span text:style-name="T2"> </text:span><text:span text:style-name="T3">CANNOT</text:span><text:span text:style-name="T4"> </text:span><text:span text:style-name="T5">DISCOVER</text:span><text:span text:style-name="T6"> </text:span><text:span text:style-name="T7">ART</text:span><text:span text:style-name="T8"> </text:span><text:span text:style-name="T9">ART</text:span><text:span text:style-name="T10"> </text:span><text:span text:style-name="T11">MUST</text:span><text:span text:style-name="T12"> </text:span><text:span text:style-name="T13">BE</text:span><text:span text:style-name="T14"> </text:span><text:span text:style-name="T15">CREATED</text:span> he sat on the couch at home while his mother watched TV and smoked. Dinner had been chicken and peas with milk and afterward Paul and his mother sat on opposite ends of the couch. At intervals she would look sideways at Paul writing. He pretended not to notice.</text:p>
      <text:p text:style-name="Text_20_body"><text:span text:style-name="T16">ART</text:span><text:span text:style-name="T17"> </text:span><text:span text:style-name="T18">=</text:span><text:span text:style-name="T19"> </text:span><text:span text:style-name="T20">ARTIFICE</text:span> he wrote. <text:span text:style-name="T21">ARTIFICE</text:span><text:span text:style-name="T22"> </text:span><text:span text:style-name="T23">MEANS</text:span><text:span text:style-name="T24"> </text:span><text:span text:style-name="T25">UNNATURAL.</text:span><text:span text:style-name="T26"> </text:span><text:span text:style-name="T27">ARTIFICE</text:span><text:span text:style-name="T28"> </text:span><text:span text:style-name="T29">MEANS</text:span><text:span text:style-name="T30"> </text:span><text:span text:style-name="T31">BUILT.</text:span><text:span text:style-name="T32"> </text:span><text:span text:style-name="T33">TO</text:span><text:span text:style-name="T34"> </text:span><text:span text:style-name="T35">BUILD</text:span><text:span text:style-name="T36"> </text:span><text:span text:style-name="T37">MEANS</text:span><text:span text:style-name="T38"> </text:span><text:span text:style-name="T39">TO</text:span><text:span text:style-name="T40"> </text:span><text:span text:style-name="T41">FIND</text:span><text:span text:style-name="T42"> </text:span><text:span text:style-name="T43">A</text:span><text:span text:style-name="T44"> </text:span><text:span text:style-name="T45">PATTERN</text:span><text:span text:style-name="T46"> </text:span><text:span text:style-name="T47">&amp;</text:span><text:span text:style-name="T48"> </text:span><text:span text:style-name="T49">FIND</text:span><text:span text:style-name="T50"> </text:span><text:span text:style-name="T51">A</text:span><text:span text:style-name="T52"> </text:span><text:span text:style-name="T53">PATTERN</text:span><text:span text:style-name="T54"> </text:span><text:span text:style-name="T55">IS</text:span><text:span text:style-name="T56"> </text:span><text:span text:style-name="T57">WHAT</text:span><text:span text:style-name="T58"> </text:span><text:span text:style-name="T59">WE</text:span><text:span text:style-name="T60"> </text:span><text:span text:style-name="T61">ARE</text:span><text:span text:style-name="T62"> </text:span><text:span text:style-name="T63">GOOD</text:span><text:span text:style-name="T64"> </text:span><text:span text:style-name="T65">AT.</text:span> He thought about this while someone else won a car.</text:p>
      <text:p text:style-name="Text_20_body">"Do you think humans are good at finding patterns because we are hunters" he asked his mother. She looked sideways at him and said "Sure Paul." "Early on in our evolution we were hunters right? And to hunt we had to see the patterns in seemingly random events, like where the gazelle went each year" "Paul I'm trying to watch TV. If you're going to write this stuff go do it in your room you're distracting." Paul got up and went to his room and lay down on his bed.</text:p>
      <text:p text:style-name="Text_20_body">"If the gazelle went to the same place every year" he thought "did they know the pattern too? Or was it random for them, did they think each year 'This seems like a good spot let's graze here' without knowing?"</text:p>
      <text:p text:style-name="Text_20_body">He wrote <text:span text:style-name="T66">PATTERN</text:span><text:span text:style-name="T67"> </text:span><text:span text:style-name="T68">=</text:span><text:span text:style-name="T69"> </text:span><text:span text:style-name="T70">MEMORY</text:span> in his note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arly</dc:title>
  </office:meta>
</office:document-meta>
</file>